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3d6a" officeooo:paragraph-rsid="001b3d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ech reco : doctor asks for a tool and the robot has to take it and drop it on the table</text:p>
      <text:p text:style-name="P1">Camera : visualize the qr code in the store to know which tool it has to take and to pick it from the t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1T16:20:12.803124213</meta:creation-date>
    <dc:date>2022-03-21T17:36:20.072949907</dc:date>
    <meta:editing-duration>PT1H5M57S</meta:editing-duration>
    <meta:editing-cycles>1</meta:editing-cycles>
    <meta:document-statistic meta:table-count="0" meta:image-count="0" meta:object-count="0" meta:page-count="1" meta:paragraph-count="2" meta:word-count="45" meta:character-count="197" meta:non-whitespace-character-count="154"/>
    <meta:generator>LibreOffice/5.1.6.2$Linux_X86_64 LibreOffice_project/10m0$Build-2</meta:generator>
  </office:meta>
</office:document-meta>
</file>